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b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‘https://thumbs.dreamstime.com/z/wide-city-street-full-cars-yellow-taxi-car-highway-rush-hour-88000215.jpg?ct=jpeg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24:19.196811392</meta:creation-date>
    <dc:date>2024-06-19T21:25:42.207163236</dc:date>
    <meta:editing-duration>PT1M23S</meta:editing-duration>
    <meta:editing-cycles>1</meta:editing-cycles>
    <meta:document-statistic meta:table-count="0" meta:image-count="0" meta:object-count="0" meta:page-count="1" meta:paragraph-count="1" meta:word-count="1" meta:character-count="115" meta:non-whitespace-character-count="115"/>
    <meta:generator>LibreOffice/7.3.7.2$Linux_X86_64 LibreOffice_project/30$Build-2</meta:generator>
  </office:meta>
</office:document-meta>
</file>